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E" table:style-name="ta1">
        <table:shapes>
          <draw:frame draw:z-index="0" draw:style-name="gr1" draw:text-style-name="P1" svg:width="159.99mm" svg:height="89.99mm" svg:x="68.28mm" svg:y="0mm">
            <loext:p draw:notify-on-update-of-ranges="dataE.A2:dataE.A115 dataE.B1:dataE.B1 dataE.B2:dataE.B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mpty cells</text:p>
          </table:table-cell>
          <table:table-cell table:style-name="ce1" office:value-type="string" calcext:value-type="string">
            <text:p>Runtim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40544" calcext:value-type="float">
            <text:p>4.0544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370534" calcext:value-type="float">
            <text:p>3.70534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223591" calcext:value-type="float">
            <text:p>2.23591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17026" calcext:value-type="float">
            <text:p>1.7026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57979" calcext:value-type="float">
            <text:p>5.7979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69859" calcext:value-type="float">
            <text:p>6.9859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00295" calcext:value-type="float">
            <text:p>1.00295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55129" calcext:value-type="float">
            <text:p>5.5129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38439" calcext:value-type="float">
            <text:p>3.8439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12884" calcext:value-type="float">
            <text:p>1.12884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23232" calcext:value-type="float">
            <text:p>2.3232E-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40041" calcext:value-type="float">
            <text:p>1.40041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5815" calcext:value-type="float">
            <text:p>3.5815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79066" calcext:value-type="float">
            <text:p>7.9066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978144" calcext:value-type="float">
            <text:p>9.78144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6384" calcext:value-type="float">
            <text:p>3.6384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19343" calcext:value-type="float">
            <text:p>1.9343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145412" calcext:value-type="float">
            <text:p>1.45412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818634" calcext:value-type="float">
            <text:p>8.18634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3939" calcext:value-type="float">
            <text:p>2.3939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62885" calcext:value-type="float">
            <text:p>6.2885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465073" calcext:value-type="float">
            <text:p>4.65073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167817" calcext:value-type="float">
            <text:p>1.67817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53904" calcext:value-type="float">
            <text:p>5.3904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75966" calcext:value-type="float">
            <text:p>1.75966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06066" calcext:value-type="float">
            <text:p>0.0002060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57927" calcext:value-type="float">
            <text:p>0.0002579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290614" calcext:value-type="float">
            <text:p>2.90614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42343" calcext:value-type="float">
            <text:p>4.2343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24748" calcext:value-type="float">
            <text:p>1.24748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731965" calcext:value-type="float">
            <text:p>7.31965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376389" calcext:value-type="float">
            <text:p>3.76389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865663" calcext:value-type="float">
            <text:p>8.65663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58082" calcext:value-type="float">
            <text:p>5.8082E-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313882" calcext:value-type="float">
            <text:p>0.0003138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384384" calcext:value-type="float">
            <text:p>3.84384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9051" calcext:value-type="float">
            <text:p>0.000290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484718" calcext:value-type="float">
            <text:p>0.0004847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138264" calcext:value-type="float">
            <text:p>0.0001382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21315" calcext:value-type="float">
            <text:p>0.0000213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46258" calcext:value-type="float">
            <text:p>0.0002462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203644" calcext:value-type="float">
            <text:p>2.03644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639534" calcext:value-type="float">
            <text:p>6.39534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36734" calcext:value-type="float">
            <text:p>3.6734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330821" calcext:value-type="float">
            <text:p>0.0003308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939047" calcext:value-type="float">
            <text:p>9.39047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446834" calcext:value-type="float">
            <text:p>4.46834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27292" calcext:value-type="float">
            <text:p>0.0000272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105433" calcext:value-type="float">
            <text:p>0.0001054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10969" calcext:value-type="float">
            <text:p>0.000109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534277" calcext:value-type="float">
            <text:p>5.34277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15451" calcext:value-type="float">
            <text:p>0.004154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184699" calcext:value-type="float">
            <text:p>1.84699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823913" calcext:value-type="float">
            <text:p>0.0008239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09233" calcext:value-type="float">
            <text:p>0.0003092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226353" calcext:value-type="float">
            <text:p>0.0002263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892802" calcext:value-type="float">
            <text:p>0.0008928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51985" calcext:value-type="float">
            <text:p>0.0003519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6612" calcext:value-type="float">
            <text:p>0.000366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416369" calcext:value-type="float">
            <text:p>4.16369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598085" calcext:value-type="float">
            <text:p>0.0005980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59427" calcext:value-type="float">
            <text:p>0.002594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106545" calcext:value-type="float">
            <text:p>0.0001065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06767" calcext:value-type="float">
            <text:p>0.002067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361852" calcext:value-type="float">
            <text:p>0.0003618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27352" calcext:value-type="float">
            <text:p>0.01273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930354" calcext:value-type="float">
            <text:p>0.0009303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68507" calcext:value-type="float">
            <text:p>0.001685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585519" calcext:value-type="float">
            <text:p>0.0005855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203664" calcext:value-type="float">
            <text:p>0.0002036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179553" calcext:value-type="float">
            <text:p>0.0001795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238277" calcext:value-type="float">
            <text:p>0.0002382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729391" calcext:value-type="float">
            <text:p>7.29391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837493" calcext:value-type="float">
            <text:p>0.0008374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807484" calcext:value-type="float">
            <text:p>0.08074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925708" calcext:value-type="float">
            <text:p>0.009257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23692" calcext:value-type="float">
            <text:p>0.01236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20488" calcext:value-type="float">
            <text:p>0.001204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139493" calcext:value-type="float">
            <text:p>0.0001394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60661" calcext:value-type="float">
            <text:p>0.003606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534836" calcext:value-type="float">
            <text:p>0.0005348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260984" calcext:value-type="float">
            <text:p>0.0002609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55157" calcext:value-type="float">
            <text:p>0.001551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377213" calcext:value-type="float">
            <text:p>0.0003772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29084" calcext:value-type="float">
            <text:p>0.02290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1552" calcext:value-type="float">
            <text:p>0.01615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46717" calcext:value-type="float">
            <text:p>0.0024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1842" calcext:value-type="float">
            <text:p>0.000218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451578" calcext:value-type="float">
            <text:p>0.0004515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532447" calcext:value-type="float">
            <text:p>0.0005324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26626" calcext:value-type="float">
            <text:p>0.1266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579934" calcext:value-type="float">
            <text:p>0.005799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9845" calcext:value-type="float">
            <text:p>0.0398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79831" calcext:value-type="float">
            <text:p>0.00798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16295" calcext:value-type="float">
            <text:p>0.02162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160459" calcext:value-type="float">
            <text:p>0.001604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460747" calcext:value-type="float">
            <text:p>0.004607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556742" calcext:value-type="float">
            <text:p>0.005567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53901" calcext:value-type="float">
            <text:p>0.2539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107036" calcext:value-type="float">
            <text:p>0.001070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839977" calcext:value-type="float">
            <text:p>0.0083997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63769" calcext:value-type="float">
            <text:p>0.7637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69041" calcext:value-type="float">
            <text:p>0.005690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16741" calcext:value-type="float">
            <text:p>0.1167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92895" calcext:value-type="float">
            <text:p>0.8928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33936" calcext:value-type="float">
            <text:p>0.01339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37206" calcext:value-type="float">
            <text:p>0.02372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30698" calcext:value-type="float">
            <text:p>0.0130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99004" calcext:value-type="float">
            <text:p>0.2990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63756" calcext:value-type="float">
            <text:p>0.2637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78852" calcext:value-type="float">
            <text:p>0.7788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687" calcext:value-type="float">
            <text:p>0.26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6395" calcext:value-type="float">
            <text:p>0.1563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9284" calcext:value-type="float">
            <text:p>0.659284</text:p>
          </table:table-cell>
        </table:table-row>
      </table:table>
      <table:named-expressions/>
      <table:database-ranges>
        <table:database-range table:name="__Anonymous_Sheet_DB__0" table:target-range-address="dataE.A2:dataE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00/00/00</text:date>, <text:time style:data-style-name="N2" text:time-value="13:18:29.578284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3:20:06.799970460</dc:date>
    <meta:editing-duration>PT3M37S</meta:editing-duration>
    <meta:editing-cycles>2</meta:editing-cycles>
    <meta:generator>LibreOffice/5.1.4.2$Linux_X86_64 LibreOffice_project/10m0$Build-2</meta:generator>
    <meta:document-statistic meta:table-count="1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Empty cells vs Runtime (s)</text:p>
        </chart:title>
        <chart:legend chart:legend-position="end" svg:x="13.975cm" svg:y="4.201cm" style:legend-expansion="high" chart:style-name="ch3"/>
        <chart:plot-area chart:style-name="ch4" table:cell-range-address="dataE.A1:dataE.B115" chart:data-source-has-labels="both" svg:x="1.331cm" svg:y="1.275cm" svg:width="12.324cm" svg:height="6.564cm">
          <chartooo:coordinate-region svg:x="2.058cm" svg:y="1.474cm" svg:width="11.597cm" svg:height="5.573cm"/>
          <chart:axis chart:dimension="x" chart:name="primary-x" chart:style-name="ch5" chartooo:axis-type="auto">
            <chartooo:date-scale/>
            <chart:title svg:x="6.616cm" svg:y="8.019cm" chart:style-name="ch6">
              <text:p>Empty cells</text:p>
            </chart:title>
            <chart:categories table:cell-range-address="dataE.A2:dataE.A115"/>
          </chart:axis>
          <chart:axis chart:dimension="y" chart:name="primary-y" chart:style-name="ch5">
            <chart:title svg:x="0.451cm" svg:y="5.448cm" chart:style-name="ch7">
              <text:p>Runtime (s)</text:p>
            </chart:title>
            <chart:grid chart:style-name="ch8" chart:class="major"/>
          </chart:axis>
          <chart:series chart:style-name="ch9" chart:values-cell-range-address="dataE.B2:dataE.B115" chart:label-cell-address="dataE.B1:dataE.B1" chart:class="chart:line">
            <chart:data-point chart:repeated="1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dataE.B1:dataE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dataE.A2:dataE.A115</svg:desc>
                </draw:g>
              </table:table-cell>
              <table:table-cell office:value-type="float" office:value="0.0000040544">
                <text:p>0.0000040544</text:p>
                <draw:g>
                  <svg:desc>dataE.B2:dataE.B115</svg:desc>
                </draw:g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370534">
                <text:p>0.00003705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223591">
                <text:p>0.000022359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17026">
                <text:p>0.00000170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57979">
                <text:p>0.000005797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69859">
                <text:p>0.000006985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100295">
                <text:p>0.00001002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55129">
                <text:p>0.000005512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38439">
                <text:p>0.000003843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112884">
                <text:p>0.00001128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23232">
                <text:p>0.0000023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140041">
                <text:p>0.00001400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815">
                <text:p>0.00000358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79066">
                <text:p>0.000007906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978144">
                <text:p>0.00009781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6384">
                <text:p>0.000003638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19343">
                <text:p>0.00000193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145412">
                <text:p>0.00001454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818634">
                <text:p>0.00008186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23939">
                <text:p>0.000002393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62885">
                <text:p>0.00000628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465073">
                <text:p>0.000046507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167817">
                <text:p>0.00001678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53904">
                <text:p>0.00000539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175966">
                <text:p>0.00001759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206066">
                <text:p>0.0002060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257927">
                <text:p>0.0002579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290614">
                <text:p>0.00002906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42343">
                <text:p>0.00000423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124748">
                <text:p>0.00001247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731965">
                <text:p>0.00007319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376389">
                <text:p>0.000037638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865663">
                <text:p>0.000086566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58082">
                <text:p>0.00000580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313882">
                <text:p>0.0003138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384384">
                <text:p>0.00003843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29051">
                <text:p>0.0002905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484718">
                <text:p>0.00048471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138264">
                <text:p>0.0001382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21315">
                <text:p>0.0000213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246258">
                <text:p>0.0002462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203644">
                <text:p>0.00002036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639534">
                <text:p>0.00006395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36734">
                <text:p>0.00000367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330821">
                <text:p>0.00033082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939047">
                <text:p>0.00009390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446834">
                <text:p>0.00004468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27292">
                <text:p>0.00002729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105433">
                <text:p>0.00010543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10969">
                <text:p>0.000109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534277">
                <text:p>0.000053427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415451">
                <text:p>0.004154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184699">
                <text:p>0.00001846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823913">
                <text:p>0.00082391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09233">
                <text:p>0.0003092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226353">
                <text:p>0.00022635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892802">
                <text:p>0.0008928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1985">
                <text:p>0.0003519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6612">
                <text:p>0.000366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416369">
                <text:p>0.000041636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598085">
                <text:p>0.0005980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59427">
                <text:p>0.002594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106545">
                <text:p>0.0001065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206767">
                <text:p>0.002067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361852">
                <text:p>0.00036185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27352">
                <text:p>0.012735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930354">
                <text:p>0.00093035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168507">
                <text:p>0.0016850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585519">
                <text:p>0.0005855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203664">
                <text:p>0.00020366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79553">
                <text:p>0.00017955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238277">
                <text:p>0.0002382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729391">
                <text:p>0.00007293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837493">
                <text:p>0.0008374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807484">
                <text:p>0.08074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925708">
                <text:p>0.0092570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23692">
                <text:p>0.01236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120488">
                <text:p>0.001204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139493">
                <text:p>0.0001394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60661">
                <text:p>0.0036066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534836">
                <text:p>0.00053483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260984">
                <text:p>0.00026098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155157">
                <text:p>0.0015515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377213">
                <text:p>0.0003772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29084">
                <text:p>0.02290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61552">
                <text:p>0.01615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46717">
                <text:p>0.002467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21842">
                <text:p>0.000218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451578">
                <text:p>0.0004515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532447">
                <text:p>0.0005324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26626">
                <text:p>0.1266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579934">
                <text:p>0.005799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39845">
                <text:p>0.0398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79831">
                <text:p>0.007983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16295">
                <text:p>0.02162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160459">
                <text:p>0.001604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460747">
                <text:p>0.004607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556742">
                <text:p>0.0055674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53901">
                <text:p>0.2539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107036">
                <text:p>0.0010703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839977">
                <text:p>0.0083997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63769">
                <text:p>0.7637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569041">
                <text:p>0.0056904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16741">
                <text:p>0.11674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92895">
                <text:p>0.8928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133936">
                <text:p>0.013393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37206">
                <text:p>0.02372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130698">
                <text:p>0.01306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99004">
                <text:p>0.2990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63756">
                <text:p>0.26375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78852">
                <text:p>0.7788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687">
                <text:p>0.26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6395">
                <text:p>0.15639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9284">
                <text:p>0.659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